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29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655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AirCasting Air Monitor Casing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HabitatMap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629434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Air hose splitter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frizinko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1155772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Al Hamra Tower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TurnerConstructionCompany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1498967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canon NP-E3 battery cap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kosuyoung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567409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Thunk3D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132621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Deck Assembly Tool \comment{, Plank Screwing Tool}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PSomeone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920060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Ender 3 Cable Chain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johnniewhiskey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99387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Ergonomic Hacksaw Handle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mmOne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513922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Gap measurement tool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ravm84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1673030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G-Clamp fully printable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johann517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youmagine.com/designs/gyroid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Gyroid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Tim Kuipers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P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1327093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3D Printable Jet Engine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CATIAV5FTW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N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75216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Lawn Mower Throttle Replacement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Spammington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85432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OpenRC F1 Internal gear box mod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intoxikated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59232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PCB Test Fixture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JMadison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107886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Pioneer Radio Holder for Ford Focus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Perugino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4596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Replicator Dual Fan Mount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aubenc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P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75472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Atuador versão 2 * actuator version 2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Caroline Holanda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1595179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TE Pocket Operator Hard case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Salvation76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682303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Screw sizer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Pierrolalune63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N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://homepage.tudelft.nl/z0s1z/projects/2017-bone-infill.html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Bone-like optimized infill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Jun Wu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6244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Two-Story Spec House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\ssize </text:p>
          </table:table-cell>
          <table:table-cell office:value-type="string" calcext:value-type="string">
            <text:p>pwc-phil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3:18:17.401331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Kuipers</meta:initial-creator>
    <meta:creation-date>2019-08-15T09:30:45.824433025</meta:creation-date>
    <meta:generator>LibreOffice/6.0.7.3$Linux_X86_64 LibreOffice_project/00m0$Build-3</meta:generator>
    <dc:date>2019-08-28T13:29:53.116917136</dc:date>
    <dc:creator>Tim Kuipers</dc:creator>
    <meta:editing-duration>PT1H11M19S</meta:editing-duration>
    <meta:editing-cycles>5</meta:editing-cycles>
    <meta:document-statistic meta:table-count="1" meta:cell-count="242" meta:object-count="0"/>
    <meta:user-defined meta:name="qrichtext">1</meta:user-defined>
  </office:meta>
</office:document-meta>
</file>